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7b9b" officeooo:paragraph-rsid="00137b9b"/>
    </style:style>
    <style:style style:name="P2" style:family="paragraph" style:parent-style-name="Standard">
      <style:text-properties officeooo:rsid="0013a251" officeooo:paragraph-rsid="0013a251"/>
    </style:style>
    <style:style style:name="P3" style:family="paragraph" style:parent-style-name="Standard">
      <style:text-properties officeooo:rsid="00140a91" officeooo:paragraph-rsid="00140a91"/>
    </style:style>
    <style:style style:name="P4" style:family="paragraph" style:parent-style-name="Standard">
      <style:text-properties officeooo:rsid="001452fd" officeooo:paragraph-rsid="001452fd"/>
    </style:style>
    <style:style style:name="P5" style:family="paragraph" style:parent-style-name="Standard">
      <style:text-properties officeooo:rsid="00145375" officeooo:paragraph-rsid="00145375"/>
    </style:style>
    <style:style style:name="T1" style:family="text">
      <style:text-properties officeooo:rsid="0013a2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quest.get </text:p>
      <text:p text:style-name="P1">beautiful soup</text:p>
      <text:p text:style-name="P1"/>
      <text:p text:style-name="P2">Requests in python is a module which can be used to send all kinds of HTTP <text:s/>requests ,it is very easy to use and has features like passing parameters in the URL and passing custom heaers as well</text:p>
      <text:p text:style-name="P1"><text:s/><text:span text:style-name="T1">(used to get requests from the web pages)</text:span></text:p>
      <text:p text:style-name="P1"/>
      <text:p text:style-name="P3">GET request is used to request the data from the server</text:p>
      <text:p text:style-name="P3">POST request is used to submit the data to be processed to the server</text:p>
      <text:p text:style-name="P3"/>
      <text:p text:style-name="P3">COOKIES AND HEADERS :</text:p>
      <text:p text:style-name="P3">we can view the servers headers using a python dictionary and similarly access the cookies in the server as well</text:p>
      <text:p text:style-name="P3"/>
      <text:p text:style-name="P4">SESSION OBJECTS :</text:p>
      <text:p text:style-name="P4">The session object persists certain parameters over multiple requests.</text:p>
      <text:p text:style-name="P4">persists cookies across all requests made from the session instance</text:p>
      <text:p text:style-name="P5">Use urllib3 connection pooling</text:p>
      <text:p text:style-name="P5">Significant performance increase</text:p>
      <text:p text:style-name="P5">A session object has all the methods of the main requests API</text:p>
      <text:p text:style-name="P5"/>
      <text:p text:style-name="P5">Errors and Exceptions :<text:line-break/></text:p>
      <text:p text:style-name="P5">In <text:s/>the event of the network problem,requests will raise a ConnectionError exception.there is an un</text:p>
      <text:p text:style-name="P5">Response.raise_for_status() will raise an HTTP error when there is an unsuccessful status code.</text:p>
      <text:p text:style-name="P5"/>
      <text:p text:style-name="P5">If there is a timeout, it will raise a Timeout Exception.</text:p>
      <text:p text:style-name="P5"/>
      <text:p text:style-name="P5">TooManyRedirects exception is raised if the request exceeds the configured number of maximum number of redirections.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5T09:40:34.597510535</meta:creation-date>
    <dc:date>2022-07-15T11:00:14.281907551</dc:date>
    <meta:editing-duration>PT7M59S</meta:editing-duration>
    <meta:editing-cycles>1</meta:editing-cycles>
    <meta:document-statistic meta:table-count="0" meta:image-count="0" meta:object-count="0" meta:page-count="1" meta:paragraph-count="19" meta:word-count="198" meta:character-count="1187" meta:non-whitespace-character-count="1003"/>
    <meta:generator>LibreOffice/6.4.7.2$Linux_X86_64 LibreOffice_project/40$Build-2</meta:generator>
  </office:meta>
</office:document-meta>
</file>